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778" officeooo:paragraph-rsid="00025778"/>
    </style:style>
    <style:style style:name="P2" style:family="paragraph" style:parent-style-name="Standard">
      <style:text-properties officeooo:rsid="0003af09" officeooo:paragraph-rsid="0003af09"/>
    </style:style>
    <style:style style:name="P3" style:family="paragraph" style:parent-style-name="Standard">
      <style:text-properties officeooo:rsid="0003af09" officeooo:paragraph-rsid="0005057e"/>
    </style:style>
    <style:style style:name="P4" style:family="paragraph" style:parent-style-name="Standard">
      <style:text-properties officeooo:rsid="0004949b" officeooo:paragraph-rsid="0004949b"/>
    </style:style>
    <style:style style:name="P5" style:family="paragraph" style:parent-style-name="Standard">
      <style:text-properties officeooo:rsid="00049d78" officeooo:paragraph-rsid="00049d78"/>
    </style:style>
    <style:style style:name="P6" style:family="paragraph" style:parent-style-name="Standard">
      <style:text-properties officeooo:rsid="0005057e" officeooo:paragraph-rsid="0005057e"/>
    </style:style>
    <style:style style:name="T1" style:family="text">
      <style:text-properties officeooo:rsid="00025b0b"/>
    </style:style>
    <style:style style:name="T2" style:family="text">
      <style:text-properties officeooo:rsid="000257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</text:p>
      <text:p text:style-name="P1"/>
      <text:p text:style-name="P1"><text:span text:style-name="T1"># </text:span>creating 2 vol:</text:p>
      <text:p text:style-name="P1"/>
      <text:p text:style-name="P1">docker volume create vol_html</text:p>
      <text:p text:style-name="P1">docker volume create vol_config</text:p>
      <text:p text:style-name="P1"/>
      <text:p text:style-name="P1"><text:span text:style-name="T1">#</text:span> <text:span text:style-name="T1">run a container and attach the 2 volumes with it:</text:span></text:p>
      <text:p text:style-name="P1"/>
      <text:p text:style-name="P1">docker run -d --name my-nginx -v vol_html:/usr/share/nginx/html -v vol_config:/etc/nginx nginx</text:p>
      <text:p text:style-name="P1"/>
      <text:p text:style-name="P2">#change the html file </text:p>
      <text:p text:style-name="P3">echo "&lt;html&gt;&lt;body&gt;&lt;h1&gt;Hello, World! Updated Content.&lt;/h1&gt;&lt;/body&gt;&lt;/html&gt;" &gt; <text:span text:style-name="T2">/usr/share/nginx/html</text:span>/index.html</text:p>
      <text:p text:style-name="P1"/>
      <text:p text:style-name="P2">#delete the container</text:p>
      <text:p text:style-name="P4">docker rm container_id</text:p>
      <text:p text:style-name="P1"/>
      <text:p text:style-name="P1"/>
      <text:p text:style-name="P1"/>
      <text:p text:style-name="P5">volume mount :</text:p>
      <text:p text:style-name="P5"/>
      <text:p text:style-name="P5">docker run -d <text:s text:c="2"/>--name my-nginx1 <text:s text:c="2"/>-v vol_html:/usr/share/nginx/html <text:s text:c="2"/>-v vol_config:/etc/nginx <text:s text:c="2"/>-p 8080:80 <text:s text:c="2"/>nginx</text:p>
      <text:p text:style-name="P5"/>
      <text:p text:style-name="P6">bind mount:</text:p>
      <text:p text:style-name="P6"/>
      <text:p text:style-name="P6">mkdir bind_html</text:p>
      <text:p text:style-name="P6">mkdir bind_config</text:p>
      <text:p text:style-name="P6"/>
      <text:p text:style-name="P6">docker run -it <text:s text:c="2"/>--name my-nginx-bind <text:s text:c="2"/>-v ~/bind_html:/usr/share/nginx/html <text:s text:c="2"/>-v ~/bind_config:/etc/nginx <text:s text:c="2"/>-p 8081:80 <text:s text:c="2"/>ngin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01:21:34.756518487</meta:creation-date>
    <dc:date>2024-08-06T03:09:51.461684710</dc:date>
    <meta:editing-duration>PT1H11M23S</meta:editing-duration>
    <meta:editing-cycles>5</meta:editing-cycles>
    <meta:generator>LibreOffice/24.2.4.2$Linux_X86_64 LibreOffice_project/420$Build-2</meta:generator>
    <meta:document-statistic meta:table-count="0" meta:image-count="0" meta:object-count="0" meta:page-count="1" meta:paragraph-count="16" meta:word-count="88" meta:character-count="703" meta:non-whitespace-character-count="613"/>
  </office:meta>
</office:document-meta>
</file>